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99" draw:opacity="100%"/>
      <style:paragraph-properties fo:text-align="center" style:justify-single-word="false" fo:background-color="#ffff99"/>
      <style:text-properties fo:font-size="14pt" fo:font-weight="bold" officeooo:rsid="001ee4e3" officeooo:paragraph-rsid="000f517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c9ac0" officeooo:paragraph-rsid="000f517d"/>
    </style:style>
    <style:style style:name="P3" style:family="paragraph" style:parent-style-name="Standard">
      <style:text-properties officeooo:paragraph-rsid="000f517d"/>
    </style:style>
    <style:style style:name="P4" style:family="paragraph" style:parent-style-name="Standard">
      <style:text-properties officeooo:rsid="000f517d" officeooo:paragraph-rsid="000f517d"/>
    </style:style>
    <style:style style:name="P5" style:family="paragraph" style:parent-style-name="Standard">
      <style:text-properties officeooo:rsid="000f517d" officeooo:paragraph-rsid="0010d79d"/>
    </style:style>
    <style:style style:name="P6" style:family="paragraph" style:parent-style-name="Standard">
      <style:text-properties officeooo:rsid="000f517d" officeooo:paragraph-rsid="00129b7c"/>
    </style:style>
    <style:style style:name="P7" style:family="paragraph" style:parent-style-name="Standard">
      <style:text-properties officeooo:rsid="000f517d" officeooo:paragraph-rsid="0015dcc2"/>
    </style:style>
    <style:style style:name="P8" style:family="paragraph" style:parent-style-name="Standard">
      <style:text-properties officeooo:rsid="000f517d" officeooo:paragraph-rsid="0015dd6d"/>
    </style:style>
    <style:style style:name="P9" style:family="paragraph" style:parent-style-name="Standard">
      <style:text-properties officeooo:rsid="000f517d" officeooo:paragraph-rsid="0019cdd3"/>
    </style:style>
    <style:style style:name="P10" style:family="paragraph" style:parent-style-name="Standard">
      <style:text-properties officeooo:paragraph-rsid="0010d79d"/>
    </style:style>
    <style:style style:name="P11" style:family="paragraph" style:parent-style-name="Standard">
      <style:text-properties officeooo:rsid="00129b7c" officeooo:paragraph-rsid="00129b7c"/>
    </style:style>
    <style:style style:name="P12" style:family="paragraph" style:parent-style-name="Standard">
      <style:text-properties officeooo:rsid="00129b7c" officeooo:paragraph-rsid="001407fb"/>
    </style:style>
    <style:style style:name="P13" style:family="paragraph" style:parent-style-name="Standard">
      <style:text-properties officeooo:rsid="00129b7c" officeooo:paragraph-rsid="0015dd6d"/>
    </style:style>
    <style:style style:name="P14" style:family="paragraph" style:parent-style-name="Standard">
      <style:text-properties officeooo:rsid="001407fb" officeooo:paragraph-rsid="001407fb"/>
    </style:style>
    <style:style style:name="P15" style:family="paragraph" style:parent-style-name="Standard">
      <style:text-properties officeooo:rsid="0015dcc2" officeooo:paragraph-rsid="0015dcc2"/>
    </style:style>
    <style:style style:name="P16" style:family="paragraph" style:parent-style-name="Standard">
      <style:text-properties officeooo:rsid="0015dcc2" officeooo:paragraph-rsid="0015dd6d"/>
    </style:style>
    <style:style style:name="P17" style:family="paragraph" style:parent-style-name="Standard">
      <style:text-properties officeooo:paragraph-rsid="0015dd6d"/>
    </style:style>
    <style:style style:name="P18" style:family="paragraph" style:parent-style-name="Standard">
      <style:text-properties officeooo:rsid="0016a77f" officeooo:paragraph-rsid="0016a77f"/>
    </style:style>
    <style:style style:name="P19" style:family="paragraph" style:parent-style-name="Standard">
      <style:text-properties officeooo:paragraph-rsid="0016a77f"/>
    </style:style>
    <style:style style:name="P20" style:family="paragraph" style:parent-style-name="Standard">
      <style:text-properties officeooo:rsid="00182b8f" officeooo:paragraph-rsid="00182b8f"/>
    </style:style>
    <style:style style:name="P2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rsid="00258c4f" officeooo:paragraph-rsid="000f517d"/>
    </style:style>
    <style:style style:name="P22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officeooo:rsid="00258c4f" officeooo:paragraph-rsid="000f517d"/>
    </style:style>
    <style:style style:name="P23" style:family="paragraph" style:parent-style-name="Standard" style:list-style-name="L1">
      <style:text-properties officeooo:rsid="00258c4f" officeooo:paragraph-rsid="000f517d"/>
    </style:style>
    <style:style style:name="P24" style:family="paragraph" style:parent-style-name="Standard" style:list-style-name="L2">
      <style:text-properties officeooo:rsid="00258c4f" officeooo:paragraph-rsid="000f517d"/>
    </style:style>
    <style:style style:name="P25" style:family="paragraph" style:parent-style-name="Standard">
      <style:text-properties officeooo:rsid="000f517d" officeooo:paragraph-rsid="001407fb"/>
    </style:style>
    <style:style style:name="P26" style:family="paragraph" style:parent-style-name="Standard">
      <style:text-properties officeooo:rsid="000f517d" officeooo:paragraph-rsid="0015dd6d"/>
    </style:style>
    <style:style style:name="P27" style:family="paragraph" style:parent-style-name="Standard">
      <style:text-properties officeooo:rsid="0015dcc2" officeooo:paragraph-rsid="0019cdd3"/>
    </style:style>
    <style:style style:name="P28" style:family="paragraph" style:parent-style-name="Standard">
      <style:text-properties officeooo:rsid="0015dcc2" officeooo:paragraph-rsid="0015dd6d"/>
    </style:style>
    <style:style style:name="P29" style:family="paragraph" style:parent-style-name="Standard">
      <style:text-properties officeooo:rsid="00129b7c" officeooo:paragraph-rsid="0016a77f"/>
    </style:style>
    <style:style style:name="P30" style:family="paragraph" style:parent-style-name="Standard">
      <style:text-properties fo:font-size="12pt" officeooo:rsid="0016a77f" officeooo:paragraph-rsid="0016a77f" style:font-size-asian="10.5pt" style:font-size-complex="12pt"/>
    </style:style>
    <style:style style:name="T1" style:family="text">
      <style:text-properties officeooo:rsid="000f517d"/>
    </style:style>
    <style:style style:name="T2" style:family="text">
      <style:text-properties officeooo:rsid="0010d79d"/>
    </style:style>
    <style:style style:name="T3" style:family="text">
      <style:text-properties officeooo:rsid="00129b7c"/>
    </style:style>
    <style:style style:name="T4" style:family="text">
      <style:text-properties officeooo:rsid="001407fb"/>
    </style:style>
    <style:style style:name="T5" style:family="text">
      <style:text-properties officeooo:rsid="0016a77f"/>
    </style:style>
    <style:style style:name="T6" style:family="text">
      <style:text-properties fo:font-size="20pt" officeooo:rsid="0016a77f" style:font-size-asian="20pt" style:font-size-complex="20pt"/>
    </style:style>
    <style:style style:name="T7" style:family="text">
      <style:text-properties fo:font-size="12pt" officeooo:rsid="0016a77f" style:font-size-asian="10.5pt" style:font-size-complex="12pt"/>
    </style:style>
    <style:style style:name="T8" style:family="text">
      <style:text-properties officeooo:rsid="001b1908"/>
    </style:style>
    <style:style style:name="T9" style:family="text">
      <style:text-properties officeooo:rsid="001ca53d"/>
    </style:style>
    <style:style style:name="T10" style:family="text">
      <style:text-properties officeooo:rsid="001e0cb5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orMind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6301402260174426349" text:style-name="L1">
        <text:list-item>
          <text:p text:style-name="P23">Proposez l'algorithme d'un programme demandant un chiffre tant que ce dernier n'est pas compris entre 0 et 9</text:p>
        </text:list-item>
      </text:list>
      <text:p text:style-name="P3"/>
      <text:p text:style-name="P11">NBCHIFFRE <text:span text:style-name="T9">1</text:span></text:p>
      <text:p text:style-name="P3"/>
      <text:p text:style-name="P6">variables : <text:span text:style-name="T3">indice, valeur[NBCHIFFRE]</text:span></text:p>
      <text:p text:style-name="P25">Ecrire : Quel est votre chiffre entre 0 et 9 </text:p>
      <text:p text:style-name="P15">Faire </text:p>
      <text:p text:style-name="P11"><text:tab/>Pour indice allant de 0 à NBCHIFFRE </text:p>
      <text:p text:style-name="P11"><text:tab/><text:tab/><text:span text:style-name="T4">Ecrire « chiffre » indice+1</text:span></text:p>
      <text:p text:style-name="P9"><text:tab/><text:tab/>Lire <text:span text:style-name="T3">valeur[indice]</text:span></text:p>
      <text:p text:style-name="P7"><text:tab/><text:span text:style-name="T4">FinPour</text:span></text:p>
      <text:p text:style-name="P27">Tant que valeur[indice]<text:span text:style-name="T8">&gt;</text:span>0 et <text:span text:style-name="T8">&lt;</text:span>9</text:p>
      <text:p text:style-name="P14"/>
      <text:p text:style-name="P4"/>
      <text:p text:style-name="P3"/>
      <text:list xml:id="list5424439509919102976" text:style-name="L2">
        <text:list-item>
          <text:p text:style-name="P24">Proposez l'algorithme d'un programme demandant un caractère tant que ce dernier n'est ni 'o' ni 'n'.</text:p>
        </text:list-item>
      </text:list>
      <text:p text:style-name="P3"/>
      <text:p text:style-name="P5">variables : <text:span text:style-name="T2">caractère</text:span></text:p>
      <text:p text:style-name="P5">Ecrire : Quel est votre <text:span text:style-name="T2">caractère</text:span>?</text:p>
      <text:p text:style-name="P5">Lire <text:span text:style-name="T2">caractère</text:span></text:p>
      <text:p text:style-name="P10"><text:span text:style-name="T1">Tant que caractère </text:span>≠<text:span text:style-name="T2">n et </text:span>≠<text:span text:style-name="T2">o</text:span></text:p>
      <text:p text:style-name="P5">Ecrire : Quel est votre <text:span text:style-name="T2">caractère</text:span>?</text:p>
      <text:p text:style-name="P5">Lire <text:s/><text:span text:style-name="T2">caractère</text:span></text:p>
      <text:p text:style-name="P5">Fintantqu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5345740532476" text:continue-numbering="true" text:style-name="L2">
        <text:list-item>
          <text:p text:style-name="P24"><text:soft-page-break/>Proposez l'algorithme d'un programme demandant à l'utilisateur de saisir 4 chiffres.</text:p>
        </text:list-item>
      </text:list>
      <text:p text:style-name="P22">Il doit tester si le premier vaut 5, le second 8, le troisième 2 et le quatrième 6. </text:p>
      <text:p text:style-name="P21">Si c'est le cas, une variable nommée "ok" prendra la valeur 1, sinon la variable "ok" prendra la valeur 0. </text:p>
      <text:p text:style-name="P21">Le programme redemandera les 4 chiffres tant que "ok" n'aura pas pris la valeur 1.</text:p>
      <text:p text:style-name="P12"/>
      <text:p text:style-name="P12">NBCHIFFRE 4</text:p>
      <text:p text:style-name="P20">NBOK 255</text:p>
      <text:p text:style-name="P17"/>
      <text:p text:style-name="P8">variables : indice, valeur[NBCHIFFRE],ok[NBOK]</text:p>
      <text:p text:style-name="P18">Pour indice&lt; <text:span text:style-name="T3">NBCHIFFRE</text:span></text:p>
      <text:p text:style-name="P8">Ecrire : Vous devez donner 4 chiffres compris entre 0 et 9 <text:s/></text:p>
      <text:p text:style-name="P13"/>
      <text:p text:style-name="P16">Faire </text:p>
      <text:p text:style-name="P13"><text:tab/>Pour indice allant de 0 à NBCHIFFRE <text:span text:style-name="T10">indice ++</text:span></text:p>
      <text:p text:style-name="P13"><text:tab/><text:tab/><text:span text:style-name="T4">Ecrire « chiffre » indice+1</text:span></text:p>
      <text:p text:style-name="P8"><text:tab/><text:tab/>Lire <text:span text:style-name="T3">valeur[indice]</text:span></text:p>
      <text:p text:style-name="P8"><text:tab/><text:span text:style-name="T4">FinPour</text:span></text:p>
      <text:p text:style-name="P16">Tant que valeur[indice]<text:span text:style-name="T8">&gt;</text:span>0 et <text:span text:style-name="T8">&lt;</text:span>9</text:p>
      <text:p text:style-name="P8"/>
      <text:p text:style-name="P29">Pour indice allant de 0 à NBCHIFFRE indice++</text:p>
      <text:p text:style-name="P19"><text:tab/><text:span text:style-name="T5">Si valeur[indice]=5826</text:span></text:p>
      <text:p text:style-name="P19"><text:tab/><text:tab/><text:span text:style-name="T5">ok-</text:span><text:span text:style-name="T6">→ </text:span><text:span text:style-name="T7">1</text:span></text:p>
      <text:p text:style-name="P30"><text:tab/><text:tab/>Ecrire « 1 »</text:p>
      <text:p text:style-name="P18"><text:tab/>FinSi</text:p>
      <text:p text:style-name="P19"><text:tab/><text:span text:style-name="T5">Si valeur[indice]</text:span>≠<text:span text:style-name="T5">5826</text:span></text:p>
      <text:p text:style-name="P19"><text:tab/><text:tab/><text:span text:style-name="T5">ok-</text:span><text:span text:style-name="T6">→ </text:span><text:span text:style-name="T7">0</text:span></text:p>
      <text:p text:style-name="P30"><text:tab/><text:tab/>Ecrire « 0 »</text:p>
      <text:p text:style-name="P30"><text:tab/>FinSi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08:03:21.153229531</meta:creation-date>
    <dc:date>2017-10-19T11:38:14.988615783</dc:date>
    <meta:editing-duration>PT3H3M18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2" meta:paragraph-count="43" meta:word-count="237" meta:character-count="1391" meta:non-whitespace-character-count="1167"/>
  </office:meta>
</office:document-meta>
</file>